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3">
      <style:paragraph-properties fo:text-align="start" style:justify-single-word="false"/>
      <style:text-properties officeooo:paragraph-rsid="0002b25d"/>
    </style:style>
    <style:style style:name="P3" style:family="paragraph" style:parent-style-name="Standard" style:list-style-name="L8">
      <style:paragraph-properties fo:text-align="start" style:justify-single-word="false"/>
      <style:text-properties officeooo:paragraph-rsid="0007f7d8"/>
    </style:style>
    <style:style style:name="P4" style:family="paragraph" style:parent-style-name="Standard">
      <style:paragraph-properties fo:text-align="start" style:justify-single-word="false"/>
      <style:text-properties officeooo:rsid="0002b25d" officeooo:paragraph-rsid="0002b25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2b25d" officeooo:paragraph-rsid="0002b25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2b25d" officeooo:paragraph-rsid="0002b25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455b0" officeooo:paragraph-rsid="000455b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baa58" officeooo:paragraph-rsid="000baa5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d9fc1" officeooo:paragraph-rsid="000d9fc1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042469" officeooo:paragraph-rsid="00042469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c4ade" officeooo:paragraph-rsid="000c4ad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01ab5" officeooo:paragraph-rsid="00101ab5" style:font-weight-asian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tyle="italic" fo:font-weight="normal" officeooo:rsid="000455b0" officeooo:paragraph-rsid="000455b0" style:font-style-asian="italic" style:font-weight-asian="normal" style:font-style-complex="italic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tyle="italic" fo:font-weight="normal" officeooo:rsid="00051947" officeooo:paragraph-rsid="00051947" style:font-style-asian="italic" style:font-weight-asian="normal" style:font-style-complex="italic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fo:font-style="italic" fo:font-weight="normal" officeooo:rsid="0006fd2e" officeooo:paragraph-rsid="0006fd2e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italic" fo:font-weight="normal" officeooo:rsid="0006fd2e" officeooo:paragraph-rsid="0006fd2e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italic" fo:font-weight="bold" officeooo:rsid="0007f7d8" officeooo:paragraph-rsid="0007f7d8" style:font-style-asian="italic" style:font-weight-asian="bold" style:font-style-complex="italic" style:font-weight-complex="bold"/>
    </style:style>
    <style:style style:name="P19" style:family="paragraph" style:parent-style-name="Standard" style:list-style-name="L7">
      <style:paragraph-properties fo:text-align="start" style:justify-single-word="false"/>
      <style:text-properties fo:font-style="normal" fo:font-weight="normal" officeooo:rsid="0006fd2e" officeooo:paragraph-rsid="0006fd2e" style:font-style-asian="normal" style:font-weight-asian="normal" style:font-style-complex="normal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style="normal" fo:font-weight="normal" officeooo:rsid="000455b0" officeooo:paragraph-rsid="000455b0" style:font-style-asian="normal" style:font-weight-asian="normal" style:font-style-complex="normal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fo:font-style="normal" fo:font-weight="normal" officeooo:rsid="000455b0" officeooo:paragraph-rsid="000455b0" style:font-style-asian="normal" style:font-weight-asian="normal" style:font-style-complex="normal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officeooo:rsid="00095d95" officeooo:paragraph-rsid="00095d95"/>
    </style:style>
    <style:style style:name="P23" style:family="paragraph" style:parent-style-name="Standard" style:list-style-name="L9">
      <style:paragraph-properties fo:text-align="start" style:justify-single-word="false"/>
      <style:text-properties officeooo:rsid="00095d95" officeooo:paragraph-rsid="000d9fc1"/>
    </style:style>
    <style:style style:name="P24" style:family="paragraph" style:parent-style-name="Standard">
      <style:paragraph-properties fo:text-align="start" style:justify-single-word="false"/>
      <style:text-properties officeooo:rsid="00095d95" officeooo:paragraph-rsid="00095d95"/>
    </style:style>
    <style:style style:name="T1" style:family="text">
      <style:text-properties officeooo:rsid="0002b25d"/>
    </style:style>
    <style:style style:name="T2" style:family="text">
      <style:text-properties officeooo:rsid="0004246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6fd2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7f7d8"/>
    </style:style>
    <style:style style:name="T7" style:family="text">
      <style:text-properties fo:font-style="italic" fo:font-weight="normal" officeooo:rsid="0007f7d8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95d95" style:font-style-asian="italic" style:font-weight-asian="normal" style:font-style-complex="italic" style:font-weight-complex="normal"/>
    </style:style>
    <style:style style:name="T9" style:family="text">
      <style:text-properties officeooo:rsid="00095d95"/>
    </style:style>
    <style:style style:name="T10" style:family="text">
      <style:text-properties officeooo:rsid="000d9fc1"/>
    </style:style>
    <style:style style:name="T11" style:family="text">
      <style:text-properties officeooo:rsid="000e54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itness Dependent Optimizer: Inspired by the</text:p>
      <text:p text:style-name="P7">Bee Swarming Reproductive Process</text:p>
      <text:p text:style-name="P1"/>
      <text:p text:style-name="P6">Author Names: </text:p>
      <text:p text:style-name="P1"/>
      <text:p text:style-name="P4">1. <text:a xlink:type="simple" xlink:href="https://orcid.org/0000-0002-0122-8432" text:style-name="Internet_20_link" text:visited-style-name="Visited_20_Internet_20_Link">JAZA MAHMOOD ABDULLAH</text:a></text:p>
      <text:list xml:id="list2691209088" text:style-name="L1">
        <text:list-item>
          <text:p text:style-name="P5"><text:span text:style-name="T2">Information </text:span>Technology Department, College of Commerce, University of Sulaimani, Sulaymaniyah, Iraq</text:p>
        </text:list-item>
      </text:list>
      <text:p text:style-name="P4">2. <text:a xlink:type="simple" xlink:href="https://orcid.org/0000-0002-8661-258X" text:style-name="Internet_20_link" text:visited-style-name="Visited_20_Internet_20_Link">TARIK AHMED RASHID</text:a></text:p>
      <text:list xml:id="list3355473547" text:style-name="L3">
        <text:list-item>
          <text:p text:style-name="P2"><text:span text:style-name="T1">Computer Science and Engineering, University of Kurdistan Hewler (UKH), Erbil, KRG, Iraq</text:span></text:p>
        </text:list-item>
      </text:list>
      <text:p text:style-name="P1"/>
      <text:p text:style-name="P4"><text:span text:style-name="Strong_20_Emphasis">Published in: </text:span><text:a xlink:type="simple" xlink:href="https://ieeexplore.ieee.org/xpl/RecentIssue.jsp?punumber=6287639" text:style-name="Internet_20_link" text:visited-style-name="Visited_20_Internet_20_Link">IEEE Access</text:a> ( Volume: 7 ) </text:p>
      <text:p text:style-name="P4"><text:span text:style-name="Strong_20_Emphasis">Date of Publication:</text:span> 22 March 2019</text:p>
      <text:p text:style-name="P4"><text:span text:style-name="T3">Publisher:</text:span> IEEE </text:p>
      <text:p text:style-name="P4"><text:span text:style-name="Strong_20_Emphasis">Electronic ISSN:</text:span> 2169-3536</text:p>
      <text:p text:style-name="P4"><text:span text:style-name="Strong_20_Emphasis">DOI: </text:span><text:a xlink:type="simple" xlink:href="https://doi.org/10.1109/ACCESS.2019.2907012" office:target-frame-name="_blank" xlink:show="new" text:style-name="Internet_20_link" text:visited-style-name="Visited_20_Internet_20_Link">10.1109/ACCESS.2019.2907012</text:a> </text:p>
      <text:p text:style-name="P11"><text:span text:style-name="T3">Link:</text:span> <text:a xlink:type="simple" xlink:href="https://ieeexplore.ieee.org/document/8672851" text:style-name="Internet_20_link" text:visited-style-name="Visited_20_Internet_20_Link">https://ieeexplore.ieee.org/document/8672851</text:a></text:p>
      <text:p text:style-name="P4"/>
      <text:p text:style-name="P8">Mini-Project Members:</text:p>
      <text:list xml:id="list10463029" text:style-name="L4">
        <text:list-item>
          <text:p text:style-name="P14">Preethi T (121015078)</text:p>
        </text:list-item>
      </text:list>
      <text:list xml:id="list1666514872" text:style-name="L5">
        <text:list-item>
          <text:p text:style-name="P21"><text:a xlink:type="simple" xlink:href="mailto:preethitamilvendan@gmail.com" text:style-name="Internet_20_link" text:visited-style-name="Visited_20_Internet_20_Link">preethitamilvendan@gmail.</text:a><text:a xlink:type="simple" xlink:href="mailto:preethitamilvendan@gmail.com" text:style-name="Internet_20_link" text:visited-style-name="Visited_20_Internet_20_Link"><text:span text:style-name="T4">com</text:span></text:a></text:p>
        </text:list-item>
        <text:list-item>
          <text:p text:style-name="P21"><text:a xlink:type="simple" xlink:href="mailto:121015078@sastra.ac.in" text:style-name="Internet_20_link" text:visited-style-name="Visited_20_Internet_20_Link">121015078@sastra.ac.in</text:a></text:p>
        </text:list-item>
        <text:list-item>
          <text:p text:style-name="P21">7598286827</text:p>
        </text:list-item>
      </text:list>
      <text:list xml:id="list211217999379292" text:continue-list="list10463029" text:style-name="L4">
        <text:list-item>
          <text:p text:style-name="P14">Raghunathan MS (121015081)</text:p>
        </text:list-item>
      </text:list>
      <text:list xml:id="list1342320427" text:style-name="L6">
        <text:list-item>
          <text:p text:style-name="P20"><text:a xlink:type="simple" xlink:href="mailto:bargav32@gmail.com" text:style-name="Internet_20_link" text:visited-style-name="Visited_20_Internet_20_Link">bargav32@gmail.com</text:a></text:p>
        </text:list-item>
        <text:list-item>
          <text:p text:style-name="P20"><text:a xlink:type="simple" xlink:href="mailto:121015081@gmail.com" text:style-name="Internet_20_link" text:visited-style-name="Visited_20_Internet_20_Link">121015081@gmail.com</text:a></text:p>
        </text:list-item>
        <text:list-item>
          <text:p text:style-name="P20">9884728187</text:p>
        </text:list-item>
      </text:list>
      <text:list xml:id="list211217937305514" text:continue-list="list211217999379292" text:style-name="L4">
        <text:list-item>
          <text:p text:style-name="P15">Surya Narayanan S (121015098)</text:p>
        </text:list-item>
      </text:list>
      <text:list xml:id="list3993215595" text:style-name="L7">
        <text:list-item>
          <text:p text:style-name="P16"><text:a xlink:type="simple" xlink:href="mailto:suryan0800@gmail.com" text:style-name="Internet_20_link" text:visited-style-name="Visited_20_Internet_20_Link"><text:span text:style-name="T5">suryan0800@gmail.com</text:span></text:a></text:p>
        </text:list-item>
        <text:list-item>
          <text:p text:style-name="P16"><text:a xlink:type="simple" xlink:href="mailto:121015098@sastra.ac.in" text:style-name="Internet_20_link" text:visited-style-name="Visited_20_Internet_20_Link"><text:span text:style-name="T5">121015098@sastra.ac.in</text:span></text:a></text:p>
        </text:list-item>
        <text:list-item>
          <text:p text:style-name="P19">7397152594</text:p>
        </text:list-item>
      </text:list>
      <text:p text:style-name="P17"/>
      <text:p text:style-name="P18">Mini-Project Guide:</text:p>
      <text:list xml:id="list1872441514" text:style-name="L8">
        <text:list-item>
          <text:p text:style-name="P3"><text:a xlink:type="simple" xlink:href="https://orcid.org/0000-0002-6877-3435" text:style-name="Internet_20_link" text:visited-style-name="Visited_20_Internet_20_Link"><text:span text:style-name="T7">Pro</text:span></text:a><text:a xlink:type="simple" xlink:href="https://orcid.org/0000-0002-6877-3435" text:style-name="Internet_20_link" text:visited-style-name="Visited_20_Internet_20_Link"><text:span text:style-name="T8">f</text:span></text:a><text:a xlink:type="simple" xlink:href="https://orcid.org/0000-0002-6877-3435" text:style-name="Internet_20_link" text:visited-style-name="Visited_20_Internet_20_Link"><text:span text:style-name="T7">. Srinivasan B</text:span></text:a><text:span text:style-name="T7"> (</text:span>B.E., M.Tech., Ph.D<text:span text:style-name="T6">)</text:span></text:p>
        </text:list-item>
      </text:list>
      <text:list xml:id="list2367190160" text:style-name="L9">
        <text:list-item>
          <text:p text:style-name="P22">School of Computing, AP-III, IT, SASTRA University</text:p>
        </text:list-item>
        <text:list-item>
          <text:p text:style-name="P23"><text:a xlink:type="simple" xlink:href="mailto:srinivasan@core.sastra.edu" text:style-name="Internet_20_link" text:visited-style-name="Visited_20_Internet_20_Link">srinivasan@core.sastra.edu</text:a></text:p>
        </text:list-item>
      </text:list>
      <text:p text:style-name="P24"/>
      <text:p text:style-name="P24"/>
      <text:p text:style-name="P9">Abstract <text:span text:style-name="T10">Title</text:span>:</text:p>
      <text:p text:style-name="P13">Find Optimal location for Office Building using Fitness Dependent Optimizer</text:p>
      <text:p text:style-name="P13"/>
      <text:p text:style-name="P10">Abstract:</text:p>
      <text:p text:style-name="P10"/>
      <text:p text:style-name="P10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15:43:22.815816739</meta:creation-date>
    <dc:date>2020-08-30T21:12:15.881462384</dc:date>
    <meta:editing-duration>PT1H8M41S</meta:editing-duration>
    <meta:editing-cycles>9</meta:editing-cycles>
    <meta:generator>LibreOffice/6.4.5.2$Linux_X86_64 LibreOffice_project/40$Build-2</meta:generator>
    <meta:document-statistic meta:table-count="0" meta:image-count="0" meta:object-count="0" meta:page-count="1" meta:paragraph-count="33" meta:word-count="133" meta:character-count="1033" meta:non-whitespace-character-count="946"/>
  </office:meta>
</office:document-meta>
</file>